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9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F1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0.906069060975199" calcext:value-type="float">
            <text:p>0.906069060975199</text:p>
          </table:table-cell>
        </table:table-row>
        <table:table-row table:style-name="ro1">
          <table:table-cell office:value-type="string" calcext:value-type="string">
            <text:p>PURCHASES_TRX</text:p>
          </table:table-cell>
          <table:table-cell office:value-type="float" office:value="0.887733099656223" calcext:value-type="float">
            <text:p>0.887733099656223</text:p>
          </table:table-cell>
        </table:table-row>
        <table:table-row table:style-name="ro1">
          <table:table-cell office:value-type="string" calcext:value-type="string">
            <text:p>PURCHASES_FREQUENCY</text:p>
          </table:table-cell>
          <table:table-cell office:value-type="float" office:value="0.75999130272035" calcext:value-type="float">
            <text:p>0.75999130272035</text:p>
          </table:table-cell>
        </table:table-row>
        <table:table-row table:style-name="ro1">
          <table:table-cell office:value-type="string" calcext:value-type="string">
            <text:p>INSTALLMENTS_PURCHASES</text:p>
          </table:table-cell>
          <table:table-cell office:value-type="float" office:value="0.758179267092113" calcext:value-type="float">
            <text:p>0.758179267092113</text:p>
          </table:table-cell>
        </table:table-row>
        <table:table-row table:style-name="ro1">
          <table:table-cell office:value-type="string" calcext:value-type="string">
            <text:p>ONEOFF_PURCHASES</text:p>
          </table:table-cell>
          <table:table-cell office:value-type="float" office:value="0.754038610600046" calcext:value-type="float">
            <text:p>0.754038610600046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H_ADVANCE</text:p>
          </table:table-cell>
          <table:table-cell office:value-type="float" office:value="0.820507107322619" calcext:value-type="float">
            <text:p>0.820507107322619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06209066503387" calcext:value-type="float">
            <text:p>0.806209066503387</text:p>
          </table:table-cell>
        </table:table-row>
        <table:table-row table:style-name="ro1">
          <table:table-cell office:value-type="string" calcext:value-type="string">
            <text:p>CASH_ADVANCE_TRX</text:p>
          </table:table-cell>
          <table:table-cell office:value-type="float" office:value="0.802510941320663" calcext:value-type="float">
            <text:p>0.802510941320663</text:p>
          </table:table-cell>
        </table:table-row>
        <table:table-row table:style-name="ro1">
          <table:table-cell office:value-type="string" calcext:value-type="string">
            <text:p>CASH_ADVANCE_FREQUENCY</text:p>
          </table:table-cell>
          <table:table-cell office:value-type="float" office:value="0.798215557013137" calcext:value-type="float">
            <text:p>0.798215557013137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string" calcext:value-type="string">
            <text:p>PURCHASES_INSTALLMENTS_FREQUENCY</text:p>
          </table:table-cell>
          <table:table-cell office:value-type="float" office:value="-0.593945517480705" calcext:value-type="float">
            <text:p>-0.593945517480705</text:p>
          </table:table-cell>
        </table:table-row>
        <table:table-row table:style-name="ro1">
          <table:table-cell office:value-type="string" calcext:value-type="string">
            <text:p>ONEOFF_PURCHASES</text:p>
          </table:table-cell>
          <table:table-cell office:value-type="float" office:value="0.485185038716442" calcext:value-type="float">
            <text:p>0.485185038716442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PRC_FULL_PAYMENT</text:p>
          </table:table-cell>
          <table:table-cell office:value-type="float" office:value="0.475787335534502" calcext:value-type="float">
            <text:p>0.475787335534502</text:p>
          </table:table-cell>
        </table:table-row>
        <table:table-row table:style-name="ro1">
          <table:table-cell office:value-type="string" calcext:value-type="string">
            <text:p>TENURE</text:p>
          </table:table-cell>
          <table:table-cell office:value-type="float" office:value="-0.522994291678191" calcext:value-type="float">
            <text:p>-0.522994291678191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BALANCE_FREQUENCY</text:p>
          </table:table-cell>
          <table:table-cell office:value-type="float" office:value="-0.499722343190887" calcext:value-type="float">
            <text:p>-0.499722343190887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TENURE</text:p>
          </table:table-cell>
          <table:table-cell office:value-type="float" office:value="-0.70118133581149" calcext:value-type="float">
            <text:p>-0.70118133581149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string" calcext:value-type="string">
            <text:p>CREDIT_LIMIT</text:p>
          </table:table-cell>
          <table:table-cell office:value-type="float" office:value="0.479073471705003" calcext:value-type="float">
            <text:p>0.47907347170500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office:value-type="string" calcext:value-type="string">
            <text:p>PRC_FULL_PAYMENT</text:p>
          </table:table-cell>
          <table:table-cell office:value-type="float" office:value="0.426840576103474" calcext:value-type="float">
            <text:p>0.426840576103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5:19:04.936477685</meta:creation-date>
    <dc:date>2019-12-04T07:50:51.097543678</dc:date>
    <meta:editing-duration>PT2H21M35S</meta:editing-duration>
    <meta:editing-cycles>2</meta:editing-cycles>
    <meta:generator>LibreOffice/6.2.3.2$MacOSX_X86_64 LibreOffice_project/aecc05fe267cc68dde00352a451aa867b3b546ac</meta:generator>
    <meta:document-statistic meta:table-count="1" meta:cell-count="42" meta:object-count="0"/>
  </office:meta>
</office:document-meta>
</file>